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10">
            <text:p>10</text:p>
          </table:table-cell>
          <table:table-cell table:formula="oooc:=[.K5]/[.K10]" office:value-type="percentage" office:value="0.0709219858156028">
            <text:p>7,1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2">
            <text:p>12</text:p>
          </table:table-cell>
          <table:table-cell table:style-name="ce15" table:formula="oooc:=[.K6]/[.K10]" office:value-type="percentage" office:value="0.0851063829787234">
            <text:p>8,5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99">
            <text:p>99</text:p>
          </table:table-cell>
          <table:table-cell table:style-name="ce15" table:formula="oooc:=([.K7]/[.K10])" office:value-type="percentage" office:value="0.702127659574468">
            <text:p>70,2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0">20/02/2007</text:date>, <text:time>00.45.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20T00:45:19</dc:date>
    <dc:language>it-IT</dc:language>
    <meta:editing-cycles>119</meta:editing-cycles>
    <meta:editing-duration>P3DT5H34M45S</meta:editing-duration>
    <meta:user-defined meta:name="Info 1"/>
    <meta:user-defined meta:name="Info 2"/>
    <meta:user-defined meta:name="Info 3"/>
    <meta:user-defined meta:name="Info 4"/>
    <meta:document-statistic meta:table-count="3" meta:cell-count="797"/>
  </office:meta>
</office:document-meta>
</file>